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List_20_Heading">
      <style:paragraph-properties fo:margin-left="1cm" fo:margin-right="0cm" fo:margin-top="0cm" fo:margin-bottom="0.499cm" loext:contextual-spacing="false" fo:text-indent="0cm" style:auto-text-indent="false"/>
    </style:style>
    <style:style style:name="P2" style:family="paragraph" style:parent-style-name="Standard">
      <style:text-properties officeooo:rsid="000f591c" officeooo:paragraph-rsid="000f591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f591c" officeooo:paragraph-rsid="000f591c" style:font-weight-asian="bold" style:font-weight-complex="bold"/>
    </style:style>
    <style:style style:name="P5" style:family="paragraph" style:parent-style-name="Standard">
      <style:text-properties officeooo:rsid="000f6379" officeooo:paragraph-rsid="000f6379"/>
    </style:style>
    <style:style style:name="P6" style:family="paragraph" style:parent-style-name="Standard">
      <style:text-properties fo:font-style="italic" officeooo:rsid="000f7ad4" officeooo:paragraph-rsid="000f7ad4" style:font-style-asian="italic" style:font-style-complex="italic"/>
    </style:style>
    <style:style style:name="P7" style:family="paragraph" style:parent-style-name="Standard">
      <style:text-properties fo:font-style="italic" fo:font-weight="normal" officeooo:rsid="0010ce7b" officeooo:paragraph-rsid="0010ce7b" style:font-style-asian="italic" style:font-weight-asian="normal" style:font-style-complex="italic" style:font-weight-complex="normal"/>
    </style:style>
    <style:style style:name="P8" style:family="paragraph" style:parent-style-name="Text_20_body">
      <style:text-properties officeooo:rsid="001c3a62" officeooo:paragraph-rsid="001c3a62"/>
    </style:style>
    <style:style style:name="P9" style:family="paragraph" style:parent-style-name="Text_20_body">
      <style:text-properties officeooo:rsid="001e3f5d" officeooo:paragraph-rsid="001e3f5d"/>
    </style:style>
    <style:style style:name="P10" style:family="paragraph" style:parent-style-name="Table_20_Contents">
      <style:text-properties officeooo:rsid="0013e762" officeooo:paragraph-rsid="0013e762"/>
    </style:style>
    <style:style style:name="P11" style:family="paragraph" style:parent-style-name="Table_20_Contents">
      <style:text-properties officeooo:rsid="00148d1b" officeooo:paragraph-rsid="00148d1b"/>
    </style:style>
    <style:style style:name="P12" style:family="paragraph" style:parent-style-name="Table_20_Contents">
      <style:text-properties officeooo:rsid="001519f4" officeooo:paragraph-rsid="001519f4"/>
    </style:style>
    <style:style style:name="P13" style:family="paragraph" style:parent-style-name="List_20_Contents">
      <style:paragraph-properties fo:margin-top="0cm" fo:margin-bottom="0.499cm" loext:contextual-spacing="false"/>
    </style:style>
    <style:style style:name="P14" style:family="paragraph" style:parent-style-name="List_20_Contents">
      <style:paragraph-properties fo:margin-left="2cm" fo:margin-right="0cm" fo:margin-top="0cm" fo:margin-bottom="0.499cm" loext:contextual-spacing="false" fo:text-indent="0cm" style:auto-text-indent="false"/>
    </style:style>
    <style:style style:name="P15" style:family="paragraph" style:parent-style-name="List_20_Contents">
      <style:paragraph-properties fo:margin-left="0cm" fo:margin-right="0cm" fo:margin-top="0cm" fo:margin-bottom="0.499cm" loext:contextual-spacing="false" fo:text-indent="0cm" style:auto-text-indent="false"/>
      <style:text-properties officeooo:rsid="0021cb9d" officeooo:paragraph-rsid="0021cb9d"/>
    </style:style>
    <style:style style:name="P16" style:family="paragraph" style:parent-style-name="List_20_Contents">
      <style:paragraph-properties fo:margin-left="0cm" fo:margin-right="0cm" fo:margin-top="0cm" fo:margin-bottom="0.499cm" loext:contextual-spacing="false" fo:text-indent="0cm" style:auto-text-indent="false"/>
      <style:text-properties officeooo:rsid="00224f3b" officeooo:paragraph-rsid="00224f3b"/>
    </style:style>
    <style:style style:name="P17" style:family="paragraph" style:parent-style-name="List_20_Contents">
      <style:paragraph-properties fo:margin-left="0cm" fo:margin-right="0cm" fo:margin-top="0cm" fo:margin-bottom="0.499cm" loext:contextual-spacing="false" fo:text-indent="0cm" style:auto-text-indent="false" fo:break-before="page"/>
      <style:text-properties officeooo:rsid="00224f3b" officeooo:paragraph-rsid="00224f3b"/>
    </style:style>
    <style:style style:name="P18" style:family="paragraph" style:parent-style-name="Standard" style:list-style-name="L1"/>
    <style:style style:name="P19" style:family="paragraph" style:parent-style-name="Standard" style:list-style-name="L1">
      <style:text-properties officeooo:rsid="000f591c" officeooo:paragraph-rsid="000f591c"/>
    </style:style>
    <style:style style:name="P20" style:family="paragraph" style:parent-style-name="Standard" style:list-style-name="L2">
      <style:text-properties officeooo:rsid="000f591c" officeooo:paragraph-rsid="000f591c"/>
    </style:style>
    <style:style style:name="P21" style:family="paragraph" style:parent-style-name="Standard" style:list-style-name="L3">
      <style:text-properties officeooo:rsid="000f6379" officeooo:paragraph-rsid="000f6379"/>
    </style:style>
    <style:style style:name="P22" style:family="paragraph" style:parent-style-name="Standard" style:list-style-name="L3">
      <style:text-properties fo:font-style="italic" officeooo:rsid="000f6379" officeooo:paragraph-rsid="000f6379" style:font-style-asian="italic" style:font-style-complex="italic"/>
    </style:style>
    <style:style style:name="P23" style:family="paragraph" style:parent-style-name="Standard" style:list-style-name="L4">
      <style:text-properties fo:font-style="italic" fo:font-weight="normal" officeooo:rsid="0010ce7b" officeooo:paragraph-rsid="0010ce7b" style:font-style-asian="italic" style:font-weight-asian="normal" style:font-style-complex="italic" style:font-weight-complex="normal"/>
    </style:style>
    <style:style style:name="P24" style:family="paragraph" style:parent-style-name="Standard" style:list-style-name="L5">
      <style:text-properties fo:font-style="italic" fo:font-weight="normal" officeooo:rsid="0011ed2a" officeooo:paragraph-rsid="0011ed2a" style:font-style-asian="italic" style:font-weight-asian="normal" style:font-style-complex="italic" style:font-weight-complex="normal"/>
    </style:style>
    <style:style style:name="P25" style:family="paragraph" style:parent-style-name="Standard" style:list-style-name="L6">
      <style:text-properties fo:font-style="italic" fo:font-weight="normal" officeooo:rsid="0011ed2a" officeooo:paragraph-rsid="0011ed2a" style:font-style-asian="italic" style:font-weight-asian="normal" style:font-style-complex="italic" style:font-weight-complex="normal"/>
    </style:style>
    <style:style style:name="P26" style:family="paragraph" style:parent-style-name="Standard" style:list-style-name="L4">
      <style:text-properties fo:font-style="italic" fo:font-weight="normal" officeooo:rsid="00148d1b" officeooo:paragraph-rsid="00148d1b" style:font-style-asian="italic" style:font-weight-asian="normal" style:font-style-complex="italic" style:font-weight-complex="normal"/>
    </style:style>
    <style:style style:name="P27" style:family="paragraph" style:parent-style-name="Standard" style:list-style-name="L10">
      <style:text-properties fo:font-style="italic" fo:font-weight="normal" officeooo:rsid="001941e6" officeooo:paragraph-rsid="001941e6" style:font-style-asian="italic" style:font-weight-asian="normal" style:font-style-complex="italic" style:font-weight-complex="normal"/>
    </style:style>
    <style:style style:name="P28" style:family="paragraph" style:parent-style-name="Standard" style:list-style-name="L7">
      <style:text-properties fo:font-style="italic" style:text-underline-style="none" fo:font-weight="bold" officeooo:rsid="00175b01" officeooo:paragraph-rsid="00175b01" style:font-style-asian="italic" style:font-weight-asian="bold" style:font-style-complex="italic" style:font-weight-complex="bold"/>
    </style:style>
    <style:style style:name="P29" style:family="paragraph" style:parent-style-name="Standard" style:list-style-name="L9">
      <style:text-properties fo:font-style="italic" fo:font-weight="bold" officeooo:rsid="001941e6" officeooo:paragraph-rsid="001941e6" style:font-style-asian="italic" style:font-weight-asian="bold" style:font-style-complex="italic" style:font-weight-complex="bold"/>
    </style:style>
    <style:style style:name="P30" style:family="paragraph" style:parent-style-name="Standard" style:list-style-name="L11">
      <style:text-properties fo:font-style="italic" fo:font-weight="bold" officeooo:rsid="001da301" officeooo:paragraph-rsid="001da301" style:font-style-asian="italic" style:font-weight-asian="bold" style:font-style-complex="italic" style:font-weight-complex="bold"/>
    </style:style>
    <style:style style:name="P31" style:family="paragraph" style:parent-style-name="Standard" style:list-style-name="L8">
      <style:text-properties fo:font-size="11pt" fo:font-style="italic" fo:font-weight="normal" officeooo:rsid="00175b01" officeooo:paragraph-rsid="00175b01" style:font-size-asian="11pt" style:font-style-asian="italic" style:font-weight-asian="normal" style:font-size-complex="11pt" style:font-style-complex="italic" style:font-weight-complex="normal"/>
    </style:style>
    <style:style style:name="P32" style:family="paragraph" style:parent-style-name="Standard" style:list-style-name="L12">
      <style:text-properties fo:font-size="11pt" fo:font-style="italic" fo:font-weight="normal" officeooo:rsid="001da301" officeooo:paragraph-rsid="001da301" style:font-size-asian="11pt" style:font-style-asian="italic" style:font-weight-asian="normal" style:font-size-complex="11pt" style:font-style-complex="italic" style:font-weight-complex="normal"/>
    </style:style>
    <style:style style:name="P33" style:family="paragraph" style:parent-style-name="Standard" style:list-style-name="L12">
      <style:text-properties fo:font-size="11pt" officeooo:rsid="001da301" officeooo:paragraph-rsid="001da301" style:font-size-asian="11pt" style:font-size-complex="11pt"/>
    </style:style>
    <style:style style:name="P34" style:family="paragraph" style:parent-style-name="Standard" style:list-style-name="L13">
      <style:text-properties officeooo:paragraph-rsid="001da301"/>
    </style:style>
    <style:style style:name="P35" style:family="paragraph" style:parent-style-name="Standard">
      <style:text-properties officeooo:paragraph-rsid="002a7bf1"/>
    </style:style>
    <style:style style:name="P36" style:family="paragraph" style:parent-style-name="Standard">
      <style:paragraph-properties fo:margin-left="0cm" fo:margin-right="0cm" fo:margin-top="0cm" fo:margin-bottom="0.499cm" loext:contextual-spacing="false" fo:text-indent="0cm" style:auto-text-indent="false"/>
      <style:text-properties officeooo:rsid="002a7bf1" officeooo:paragraph-rsid="002a7bf1"/>
    </style:style>
    <style:style style:name="P37" style:family="paragraph" style:parent-style-name="Text_20_body" style:list-style-name="L14"/>
    <style:style style:name="P38" style:family="paragraph" style:parent-style-name="Text_20_body" style:list-style-name="L15">
      <style:text-properties officeooo:rsid="001c3a62" officeooo:paragraph-rsid="001c3a62"/>
    </style:style>
    <style:style style:name="P39" style:family="paragraph" style:parent-style-name="Text_20_body" style:list-style-name="L16">
      <style:text-properties officeooo:rsid="001c3a62" officeooo:paragraph-rsid="001c3a62"/>
    </style:style>
    <style:style style:name="P40" style:family="paragraph" style:parent-style-name="Text_20_body" style:list-style-name="L17">
      <style:text-properties officeooo:rsid="001c3a62" officeooo:paragraph-rsid="001c3a62"/>
    </style:style>
    <style:style style:name="P41" style:family="paragraph" style:parent-style-name="Text_20_body" style:list-style-name="L18">
      <style:text-properties officeooo:rsid="001c3a62" officeooo:paragraph-rsid="001c3a62"/>
    </style:style>
    <style:style style:name="P42" style:family="paragraph" style:parent-style-name="Text_20_body" style:list-style-name="L19">
      <style:text-properties officeooo:rsid="001e3f5d" officeooo:paragraph-rsid="001e3f5d"/>
    </style:style>
    <style:style style:name="P43" style:family="paragraph" style:parent-style-name="Heading_20_2">
      <style:text-properties officeooo:paragraph-rsid="001b2fcb"/>
    </style:style>
    <style:style style:name="P44" style:family="paragraph" style:parent-style-name="Heading_20_2">
      <style:paragraph-properties fo:break-before="page"/>
      <style:text-properties officeooo:rsid="001e3f5d" officeooo:paragraph-rsid="001e3f5d"/>
    </style:style>
    <style:style style:name="P45" style:family="paragraph" style:parent-style-name="List_20_Heading" style:list-style-name="L19">
      <style:text-properties officeooo:rsid="001e3f5d" officeooo:paragraph-rsid="001e3f5d"/>
    </style:style>
    <style:style style:name="P46" style:family="paragraph" style:parent-style-name="List_20_Contents" style:list-style-name="L20">
      <style:paragraph-properties fo:margin-top="0cm" fo:margin-bottom="0.499cm" loext:contextual-spacing="false"/>
      <style:text-properties officeooo:rsid="0021cb9d" officeooo:paragraph-rsid="0021cb9d"/>
    </style:style>
    <style:style style:name="P47" style:family="paragraph" style:parent-style-name="List_20_Contents" style:list-style-name="L21">
      <style:paragraph-properties fo:margin-top="0cm" fo:margin-bottom="0.499cm" loext:contextual-spacing="false"/>
      <style:text-properties officeooo:rsid="00224f3b" officeooo:paragraph-rsid="00224f3b"/>
    </style:style>
    <style:style style:name="P48" style:family="paragraph" style:parent-style-name="List_20_Contents" style:list-style-name="L21">
      <style:paragraph-properties fo:margin-top="0cm" fo:margin-bottom="0.499cm" loext:contextual-spacing="false"/>
      <style:text-properties officeooo:rsid="0025f624" officeooo:paragraph-rsid="0025f624"/>
    </style:style>
    <style:style style:name="P49" style:family="paragraph" style:parent-style-name="List_20_Contents">
      <style:paragraph-properties fo:margin-left="0cm" fo:margin-right="0cm" fo:margin-top="0cm" fo:margin-bottom="0.499cm" loext:contextual-spacing="false" fo:text-indent="0cm" style:auto-text-indent="false"/>
      <style:text-properties officeooo:rsid="0025f624" officeooo:paragraph-rsid="0025f624"/>
    </style:style>
    <style:style style:name="T1" style:family="text">
      <style:text-properties officeooo:rsid="0011ed2a"/>
    </style:style>
    <style:style style:name="T2" style:family="text">
      <style:text-properties officeooo:rsid="00148d1b"/>
    </style:style>
    <style:style style:name="T3" style:family="text">
      <style:text-properties officeooo:rsid="001519f4"/>
    </style:style>
    <style:style style:name="T4" style:family="text">
      <style:text-properties officeooo:rsid="001b2fcb"/>
    </style:style>
    <style:style style:name="T5" style:family="text">
      <style:text-properties fo:font-size="11pt" fo:font-style="italic" fo:font-weight="normal" officeooo:rsid="001da301" style:font-size-asian="11pt" style:font-style-asian="italic" style:font-weight-asian="normal" style:font-size-complex="11pt" style:font-style-complex="italic" style:font-weight-complex="normal"/>
    </style:style>
    <style:style style:name="T6" style:family="text">
      <style:text-properties officeooo:rsid="001fd101"/>
    </style:style>
    <style:style style:name="T7" style:family="text">
      <style:text-properties officeooo:rsid="002952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ndom doodles</text:h>
      <text:p text:style-name="P4">Hardware Requirement</text:p>
      <text:list xml:id="list3043308729" text:style-name="L1">
        <text:list-item>
          <text:p text:style-name="P19">Router with OpenWRT</text:p>
        </text:list-item>
        <text:list-item>
          <text:p text:style-name="P19">tp link smart plug</text:p>
        </text:list-item>
        <text:list-item>
          <text:p text:style-name="P18">a table lamp that you can connect to the smart plug</text:p>
        </text:list-item>
      </text:list>
      <text:p text:style-name="P3"/>
      <text:p text:style-name="P4">Software Requirement</text:p>
      <text:p text:style-name="P2"/>
      <text:p text:style-name="P2">Create a smart home wifi router.</text:p>
      <text:p text:style-name="Standard">Use OpenWrt router or a raspberry pi to broadcast a wifi hotspot. Write a python (or whatever you prefer) script to run on the device to check whether or not your phone is connected to it and turn on the smart plug using their API. When the phone is disconnected, it would turn it off.</text:p>
      <text:p text:style-name="P2"/>
      <text:list xml:id="list3974089303" text:style-name="L2">
        <text:list-item>
          <text:p text:style-name="P20">Flash router with openWRT firmware</text:p>
        </text:list-item>
        <text:list-item>
          <text:p text:style-name="P20">Broadcast a wifi hotspot</text:p>
        </text:list-item>
        <text:list-item>
          <text:p text:style-name="P20">Write python script</text:p>
          <text:list>
            <text:list-item>
              <text:p text:style-name="P20">Phone connection detection</text:p>
              <text:list>
                <text:list-item>
                  <text:p text:style-name="P20">If connected, <text:span text:style-name="T1">fire </text:span></text:p>
                </text:list-item>
              </text:list>
            </text:list-item>
          </text:list>
        </text:list-item>
      </text:list>
      <text:p text:style-name="P2"/>
      <text:p text:style-name="P5">Some keywords to look for</text:p>
      <text:list xml:id="list2687421269" text:style-name="L3">
        <text:list-item>
          <text:p text:style-name="P21">MQTT</text:p>
        </text:list-item>
        <text:list-item>
          <text:p text:style-name="P21">Openhab</text:p>
        </text:list-item>
        <text:list-item>
          <text:p text:style-name="P22">(bootloader, kernel, embedded applications)<text:line-break/>• Expertise in writing software using C, Python<text:line-break/>• Familiarity with networking and messaging protocols (mqtt) and interfacing between the embedded system to the public cloud<text:line-break/>• Experience with real-time application development<text:line-break/>• Real-time data processing, digital signal processing<text:line-break/>• Understanding the WiFi protocol (primarily PHY - physical layer)</text:p>
        </text:list-item>
      </text:list>
      <text:p text:style-name="P6"/>
      <text:p text:style-name="P7">Steps:</text:p>
      <text:list xml:id="list1902496679" text:style-name="L4">
        <text:list-item>
          <text:p text:style-name="P23">Flash router with openWRT firmware</text:p>
        </text:list-item>
        <text:list-item>
          <text:p text:style-name="P23">Install <text:span text:style-name="T2">Mosquitto </text:span>MQTT &amp; python package</text:p>
        </text:list-item>
        <text:list-item>
          <text:p text:style-name="P23">Figure a way to add smart plug to MQTT client/broker?</text:p>
        </text:list-item>
      </text:list>
      <text:list xml:id="list91373238" text:style-name="L5">
        <text:list-item>
          <text:list>
            <text:list-item>
              <text:p text:style-name="P24">Do I have to do any hacking on smart plug to use MQTT?</text:p>
            </text:list-item>
          </text:list>
        </text:list-item>
      </text:list>
      <text:list xml:id="list35506736232584" text:continue-list="list1902496679" text:style-name="L4">
        <text:list-item>
          <text:p text:style-name="P23">Write python script to detect phone connection</text:p>
        </text:list-item>
      </text:list>
      <text:list xml:id="list3912444135" text:style-name="L6">
        <text:list-item>
          <text:list>
            <text:list-item>
              <text:p text:style-name="P25">Use openWRT <text:span text:style-name="T7">tools</text:span>?</text:p>
            </text:list-item>
          </text:list>
        </text:list-item>
      </text:list>
      <text:list xml:id="list35505662010639" text:continue-list="list35506736232584" text:style-name="L4">
        <text:list-item>
          <text:p text:style-name="P23">Write python code to control smart plug using MQTT <text:span text:style-name="T7">(Sonoff31)</text:span></text:p>
          <text:list>
            <text:list-item>
              <text:p text:style-name="P26">Flash smart plug with Tasmota</text:p>
            </text:list-item>
            <text:list-item>
              <text:p text:style-name="P26">Subscribe </text:p>
            </text:list-item>
          </text:list>
        </text:list-item>
        <text:list-item>
          <text:p text:style-name="P23">???</text:p>
        </text:list-item>
        <text:list-item>
          <text:p text:style-name="P23">Profit</text:p>
        </text:list-item>
      </text:list>
      <text:p text:style-name="P7"/>
      <table:table table:name="Table1" table:style-name="Table1">
        <table:table-column table:style-name="Table1.A"/>
        <table:table-column table:style-name="Table1.B"/>
        <table:table-row>
          <table:table-cell table:style-name="Table1.A1" office:value-type="string">
            <text:p text:style-name="P10">Device</text:p>
          </table:table-cell>
          <table:table-cell table:style-name="Table1.B1" office:value-type="string">
            <text:p text:style-name="P12">Software</text:p>
          </table:table-cell>
        </table:table-row>
        <table:table-row>
          <table:table-cell table:style-name="Table1.A2" office:value-type="string">
            <text:p text:style-name="P10">TP-link Hsxxx</text:p>
          </table:table-cell>
          <table:table-cell table:style-name="Table1.B2" office:value-type="string">
            <text:p text:style-name="P10">pyHS100/<text:span text:style-name="T3">tplink-smarthome-api</text:span></text:p>
          </table:table-cell>
        </table:table-row>
        <table:table-row>
          <table:table-cell table:style-name="Table1.A2" office:value-type="string">
            <text:p text:style-name="P11">Sonoff <text:span text:style-name="T7">S31</text:span></text:p>
          </table:table-cell>
          <table:table-cell table:style-name="Table1.B2" office:value-type="string">
            <text:p text:style-name="P11">Tasmota</text:p>
          </table:table-cell>
        </table:table-row>
      </table:table>
      <text:h text:style-name="Heading_20_2" text:outline-level="2"><text:soft-page-break/>Steps setting up openwrt in Raspberry pi 4</text:h>
      <text:p text:style-name="Text_20_body"><text:a xlink:type="simple" xlink:href="https://downloads.openwrt.org/snapshots/targets/brcm2708/bcm2711/" text:style-name="Internet_20_link" text:visited-style-name="Visited_20_Internet_20_Link">https://downloads.openwrt.org/snapshots/targets/brcm2708/bcm2711/</text:a></text:p>
      <text:p text:style-name="Text_20_body"><text:a xlink:type="simple" xlink:href="https://downloads.openwrt.org/releases/18.06.4/targets/brcm2708/bcm2710/" text:style-name="Internet_20_link" text:visited-style-name="Visited_20_Internet_20_Link">https://downloads.openwrt.org/releases/18.06.4/targets/brcm2708/bcm2710/</text:a></text:p>
      <text:list xml:id="list2260984611" text:style-name="L7">
        <text:list-item>
          <text:p text:style-name="P28">Setting up microSD card – Choose file system according to openwrt image (e.g. ext4)</text:p>
        </text:list-item>
      </text:list>
      <text:list xml:id="list2572229889" text:style-name="L8">
        <text:list-item>
          <text:list>
            <text:list-item>
              <text:p text:style-name="P31">sudo dd if=/dev/zero of=/dev/mmcblk0 bs=4096 status=progress</text:p>
            </text:list-item>
            <text:list-item>
              <text:p text:style-name="P31">sudo parted /dev/mmcblk0 --script -- mklabel gpt</text:p>
            </text:list-item>
            <text:list-item>
              <text:p text:style-name="P31">sudo parted /dev/mmcblk0 --script -- mkpart primary ext4 0% 100%</text:p>
            </text:list-item>
            <text:list-item>
              <text:p text:style-name="P31">sudo mkfs.ext4 -F /dev/mmcblk0p1</text:p>
            </text:list-item>
          </text:list>
        </text:list-item>
      </text:list>
      <text:list xml:id="list1036063674" text:style-name="L9">
        <text:list-item>
          <text:p text:style-name="P29">Flashing image onto the microSD card</text:p>
        </text:list-item>
      </text:list>
      <text:list xml:id="list3898671238" text:style-name="L10">
        <text:list-item>
          <text:list>
            <text:list-item>
              <text:p text:style-name="P27">sudo dd if=./openwrt-brcm2708-bcm2711-rpi-4-ext4-factory\(1\).img of=/dev/mmcblk0 bs=2M conv=fsync</text:p>
            </text:list-item>
          </text:list>
        </text:list-item>
      </text:list>
      <text:list xml:id="list3798658630" text:style-name="L11">
        <text:list-item>
          <text:p text:style-name="P30">Setting up Serial console</text:p>
        </text:list-item>
      </text:list>
      <text:list xml:id="list3256969127" text:style-name="L12">
        <text:list-item>
          <text:list>
            <text:list-item>
              <text:p text:style-name="P32">Get USB to TTL serial cable for Raspberry PI</text:p>
            </text:list-item>
          </text:list>
        </text:list-item>
      </text:list>
      <text:list xml:id="list2032512818" text:style-name="L13">
        <text:list-item>
          <text:list>
            <text:list-item>
              <text:list>
                <text:list-item>
                  <text:p text:style-name="P34"><text:a xlink:type="simple" xlink:href="https://www.adafruit.com/product/954" text:style-name="Internet_20_link" text:visited-style-name="Visited_20_Internet_20_Link"><text:span text:style-name="T5">https://www.adafruit.com/product/954</text:span></text:a></text:p>
                </text:list-item>
              </text:list>
            </text:list-item>
          </text:list>
        </text:list-item>
      </text:list>
      <text:list xml:id="list35506704260561" text:continue-list="list3256969127" text:style-name="L12">
        <text:list-item>
          <text:list>
            <text:list-item>
              <text:p text:style-name="P32">Connect GND, RX and TX to Raspberry pi GPIO pin 6, 8, 10</text:p>
            </text:list-item>
            <text:list-item>
              <text:p text:style-name="P32">Connect USB to host computer</text:p>
            </text:list-item>
            <text:list-item>
              <text:p text:style-name="P33">sudo screen /dev/ttyUSB0 115200</text:p>
            </text:list-item>
          </text:list>
        </text:list-item>
      </text:list>
      <text:h text:style-name="Heading_20_2" text:outline-level="2">Setting openwrt as a client device</text:h>
      <text:list xml:id="list3269780935" text:style-name="L14">
        <text:list-item>
          <text:p text:style-name="P37">uci set network.lan.ipaddr='192.168.1.169'</text:p>
        </text:list-item>
        <text:list-item>
          <text:p text:style-name="P37">uci set network.lan.gateway='255.255.255.0'</text:p>
        </text:list-item>
        <text:list-item>
          <text:p text:style-name="P37">uci set network.lan.dns='192.168.1.1'</text:p>
        </text:list-item>
        <text:list-item>
          <text:p text:style-name="P37">uci commit &amp;&amp; service network restart</text:p>
        </text:list-item>
        <text:list-item>
          <text:p text:style-name="P37">route add default gw 192.168.1.1 br-lan</text:p>
        </text:list-item>
      </text:list>
      <text:h text:style-name="P43" text:outline-level="2">Setting <text:span text:style-name="T4">up dumbAP</text:span></text:h>
      <text:list xml:id="list1691907179" text:style-name="L15">
        <text:list-item>
          <text:p text:style-name="P38">Installing Luci</text:p>
        </text:list-item>
      </text:list>
      <text:list xml:id="list1962048026" text:style-name="L16">
        <text:list-item>
          <text:p text:style-name="P39">opkg install luci</text:p>
        </text:list-item>
        <text:list-item>
          <text:p text:style-name="P39">/etc/init.d/uhttpd start</text:p>
        </text:list-item>
        <text:list-item>
          <text:p text:style-name="P39">/etc/init.d/uhttpd enable</text:p>
        </text:list-item>
      </text:list>
      <text:list xml:id="list641619802" text:style-name="L17">
        <text:list-item>
          <text:p text:style-name="P40">Configuring wireless</text:p>
        </text:list-item>
      </text:list>
      <text:list xml:id="list3814905208" text:style-name="L18">
        <text:list-item>
          <text:list>
            <text:list-item>
              <text:p text:style-name="P41">(Device Config)Operating frequency Mode -&gt; Legacy</text:p>
            </text:list-item>
            <text:list-item>
              <text:p text:style-name="P41">(Interface config)Mode -&gt; Access Point</text:p>
            </text:list-item>
            <text:list-item>
              <text:p text:style-name="P41">(Advanced setting) Allow legacy 802.11b rates</text:p>
            </text:list-item>
            <text:list-item>
              <text:p text:style-name="P41">(Advanced setting) Force 40MHz mode</text:p>
            </text:list-item>
          </text:list>
        </text:list-item>
      </text:list>
      <text:p text:style-name="P8"/>
      <text:h text:style-name="P44" text:outline-level="2">Wireless device detection</text:h>
      <text:p text:style-name="P9"/>
      <text:p text:style-name="P9">Method 1:</text:p>
      <text:list xml:id="list2848592080" text:style-name="L19">
        <text:list-item>
          <text:p text:style-name="P42">Using scapy, <text:span text:style-name="T6">layer 2 class</text:span> to list all MAC address </text:p>
        </text:list-item>
        <text:list-item>
          <text:p text:style-name="P45"><text:bookmark text:name="scapy.layers.l2.ARPingResult"/><text:span text:style-name="Emphasis">class </text:span><text:span text:style-name="Source_20_Text">scapy.layers.l2.ARPingResult</text:span>(<text:span text:style-name="Emphasis">res=None</text:span>, <text:span text:style-name="Emphasis">name='ARPing'</text:span>, <text:span text:style-name="Emphasis">stats=None</text:span>) </text:p>
        </text:list-item>
      </text:list>
      <text:p text:style-name="P13">Bases: <text:a xlink:type="simple" xlink:href="https://scapy.readthedocs.io/en/latest/api/scapy.plist.html#scapy.plist.SndRcvList" text:style-name="Internet_20_link" text:visited-style-name="Visited_20_Internet_20_Link"><text:span text:style-name="Source_20_Text">scapy.plist.SndRcvList</text:span></text:a></text:p>
      <text:p text:style-name="P1"><text:bookmark text:name="scapy.layers.l2.ARPingResult.show"/><text:span text:style-name="Source_20_Text">show</text:span>() </text:p>
      <text:p text:style-name="P14">Print the list of discovered MAC addresses.</text:p>
      <text:p text:style-name="P15">Method 2:</text:p>
      <text:list xml:id="list2366690707" text:style-name="L20">
        <text:list-item>
          <text:p text:style-name="P46">ubus + hostapd</text:p>
          <text:list>
            <text:list-item>
              <text:p text:style-name="P46">ubus call hostapd.wlan0 get_clients</text:p>
            </text:list-item>
          </text:list>
        </text:list-item>
      </text:list>
      <text:p text:style-name="P16">Method 3:</text:p>
      <text:list xml:id="list1095206076" text:style-name="L21">
        <text:list-item>
          <text:p text:style-name="P47">iw event -f </text:p>
        </text:list-item>
        <text:list-item>
          <text:p text:style-name="P48">Output message when wifi station connect and disconnect</text:p>
        </text:list-item>
      </text:list>
      <text:p text:style-name="P49"/>
      <text:p text:style-name="P35">####### TO DO LIST ##################################################### </text:p>
      <text:p text:style-name="P35">## {D}# Sanitize input using regex </text:p>
      <text:p text:style-name="P35">## {D}# Check if the script is being run on Openwrt </text:p>
      <text:p text:style-name="P35">## {D}# Check if wireless adapter is up </text:p>
      <text:p text:style-name="P35">## {D}# Check if the wireless is adapter is configured as an AP </text:p>
      <text:p text:style-name="P35">## {D}# Check if the TP-Link smartplug is being detected </text:p>
      <text:p text:style-name="P35">## {D}# Handle linux kill signal and clean up (e.g. kill child processes) </text:p>
      <text:p text:style-name="P35">## {D}# Automate smartplug ip address finding by parsing API if detected </text:p>
      <text:p text:style-name="P36">########################################################################</text:p>
      <text:p text:style-name="P16"/>
      <text:p text:style-name="P17">Traceback (most recent call last):</text:p>
      <text:p text:style-name="P16"><text:s text:c="2"/>File "/usr/bin/pyhs100", line 10, in &lt;module&gt;</text:p>
      <text:p text:style-name="P16"><text:s text:c="4"/>sys.exit(cli())</text:p>
      <text:p text:style-name="P16"><text:s text:c="2"/>File "/usr/lib/python3.8/site-packages/click/core.py", line 764, in __call__</text:p>
      <text:p text:style-name="P16"><text:s text:c="4"/>return self.main(*args, **kwargs)</text:p>
      <text:p text:style-name="P16"><text:s text:c="2"/>File "/usr/lib/python3.8/site-packages/click/core.py", line 717, in main</text:p>
      <text:p text:style-name="P16"><text:s text:c="4"/>rv = self.invoke(ctx)</text:p>
      <text:p text:style-name="P16"><text:s text:c="2"/>File "/usr/lib/python3.8/site-packages/click/core.py", line 1137, in invoke</text:p>
      <text:p text:style-name="P16"><text:s text:c="4"/>return _process_result(sub_ctx.command.invoke(sub_ctx))</text:p>
      <text:p text:style-name="P16"><text:s text:c="2"/>File "/usr/lib/python3.8/site-packages/click/core.py", line 956, in invoke</text:p>
      <text:p text:style-name="P16"><text:s text:c="4"/>return ctx.invoke(self.callback, **ctx.params)</text:p>
      <text:p text:style-name="P16"><text:s text:c="2"/>File "/usr/lib/python3.8/site-packages/click/core.py", line 555, in invoke</text:p>
      <text:p text:style-name="P16"><text:s text:c="4"/>return callback(*args, **kwargs)</text:p>
      <text:p text:style-name="P16"><text:s text:c="2"/>File "/usr/lib/python3.8/site-packages/click/decorators.py", line 61, in new_func</text:p>
      <text:p text:style-name="P16"><text:s text:c="4"/>raise RuntimeError('Managed to invoke callback without a '</text:p>
      <text:p text:style-name="P16">RuntimeError: Managed to invoke callback without a context object of type 'SmartDevice' existing</text:p>
      <text:p text:style-name="P16"/>
      <text:p text:style-name="P16"><text:a xlink:type="simple" xlink:href="https://github.com/GadgetReactor/pyHS100/issues/103" text:style-name="Internet_20_link" text:visited-style-name="Visited_20_Internet_20_Link">https://github.com/GadgetReactor/pyHS100/issues/103</text:a></text:p>
      <text:p text:style-name="P16"/>
      <text:p text:style-name="P16">root@OpenWrt:/jo9/src# iw event -f</text:p>
      <text:p text:style-name="P16">wlan0: del station 38:30:f9:0c:87:f2</text:p>
      <text:p text:style-name="P16">wlan0: del station 38:30:f9:0c:87:f2</text:p>
      <text:p text:style-name="P16">wlan0: del station 38:30:f9:0c:87:f2</text:p>
      <text:p text:style-name="P16">wlan0: new station 38:30:f9:0c:87:f2</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1:39:16.786614209</meta:creation-date>
    <dc:date>2019-11-12T03:55:05.171203580</dc:date>
    <meta:editing-duration>PT15H32M58S</meta:editing-duration>
    <meta:editing-cycles>9</meta:editing-cycles>
    <meta:generator>LibreOffice/6.0.7.3$Linux_X86_64 LibreOffice_project/00m0$Build-3</meta:generator>
    <meta:document-statistic meta:table-count="1" meta:image-count="0" meta:object-count="0" meta:page-count="5" meta:paragraph-count="111" meta:word-count="686" meta:character-count="4929" meta:non-whitespace-character-count="4354"/>
  </office:meta>
</office:document-meta>
</file>